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objectwithoutfill">
      <style:graphic-properties draw:stroke="solid" draw:stroke-dash="Fine_20_Dashed" svg:stroke-width="0.05cm" draw:marker-start-width="0.28cm" draw:marker-end="Arrow" draw:marker-end-width="0.23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0.557cm"/>
    </style:style>
    <style:style style:name="gr5" style:family="graphic" style:parent-style-name="standard">
      <style:graphic-properties svg:stroke-width="0.05cm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7cm" svg:height="1.3cm" svg:x="1.8cm" svg:y="0.3cm">
          <text:p text:style-name="P1"><text:span text:style-name="T1">Base </text:span></text:p>
          <text:p text:style-name="P1"><text:span text:style-name="T1">Package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cm" svg:height="1.3cm" svg:x="5.5cm" svg:y="0.3cm">
          <text:p text:style-name="P1"><text:span text:style-name="T1">Base </text:span></text:p>
          <text:p text:style-name="P1"><text:span text:style-name="T1">Package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cm" svg:height="1.3cm" svg:x="0.7cm" svg:y="3.45cm">
          <text:p text:style-name="P1"><text:span text:style-name="T1">child </text:span></text:p>
          <text:p text:style-name="P1"><text:span text:style-name="T1">Package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cm" svg:height="1.3cm" svg:x="6.9cm" svg:y="3.45cm">
          <text:p text:style-name="P1"><text:span text:style-name="T1">child </text:span></text:p>
          <text:p text:style-name="P1"><text:span text:style-name="T1">Package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cm" svg:height="1.3cm" svg:x="3.799cm" svg:y="3.45cm">
          <text:p text:style-name="P1"><text:span text:style-name="T1">child </text:span></text:p>
          <text:p text:style-name="P1"><text:span text:style-name="T1">Package 1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9cm" svg:y1="3.5cm" svg:x2="2.5cm" svg:y2="1.6cm">
          <text:p/>
        </draw:line>
        <draw:line draw:style-name="gr2" draw:text-style-name="P1" draw:layer="layout" svg:x1="4.7cm" svg:y1="3.4cm" svg:x2="3.6cm" svg:y2="1.6cm">
          <text:p/>
        </draw:line>
        <draw:line draw:style-name="gr2" draw:text-style-name="P1" draw:layer="layout" svg:x1="8.1cm" svg:y1="3.4cm" svg:x2="6.8cm" svg:y2="1.6cm">
          <text:p/>
        </draw:line>
        <draw:line draw:style-name="gr2" draw:text-style-name="P1" draw:layer="layout" svg:x1="5.375cm" svg:y1="3.4cm" svg:x2="5.775cm" svg:y2="1.6cm">
          <text:p/>
        </draw:line>
        <draw:frame draw:style-name="gr3" draw:text-style-name="P3" draw:layer="layout" svg:width="2.242cm" svg:height="0.806cm" svg:x="-0.1cm" svg:y="2.294cm">
          <draw:text-box>
            <text:p><text:span text:style-name="T2">extends</text:span></text:p>
          </draw:text-box>
        </draw:frame>
        <draw:frame draw:style-name="gr3" draw:text-style-name="P3" draw:layer="layout" svg:width="2.242cm" svg:height="0.806cm" svg:x="2.148cm" svg:y="2.3cm">
          <draw:text-box>
            <text:p><text:span text:style-name="T2">extends</text:span></text:p>
          </draw:text-box>
        </draw:frame>
        <draw:frame draw:style-name="gr3" draw:text-style-name="P3" draw:layer="layout" svg:width="1.552cm" svg:height="0.806cm" svg:x="5.348cm" svg:y="2.3cm">
          <draw:text-box>
            <text:p><text:span text:style-name="T2">uses</text:span></text:p>
          </draw:text-box>
        </draw:frame>
        <draw:frame draw:style-name="gr3" draw:text-style-name="P3" draw:layer="layout" svg:width="2.242cm" svg:height="0.806cm" svg:x="7.648cm" svg:y="2.3cm">
          <draw:text-box>
            <text:p><text:span text:style-name="T2">extends</text:span></text:p>
          </draw:text-box>
        </draw:frame>
        <draw:custom-shape draw:style-name="gr1" draw:text-style-name="P2" draw:layer="layout" svg:width="2.7cm" svg:height="1.3cm" svg:x="2.4cm" svg:y="6.5cm">
          <text:p text:style-name="P1"><text:span text:style-name="T1">new </text:span></text:p>
          <text:p text:style-name="P1"><text:span text:style-name="T1">Packag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2cm" svg:y1="6.5cm" svg:x2="2.1cm" svg:y2="4.8cm">
          <text:p/>
        </draw:line>
        <draw:line draw:style-name="gr2" draw:text-style-name="P1" draw:layer="layout" svg:x1="4.2cm" svg:y1="6.5cm" svg:x2="5cm" svg:y2="4.7cm">
          <text:p/>
        </draw:line>
        <draw:frame draw:style-name="gr3" draw:text-style-name="P3" draw:layer="layout" svg:width="1.552cm" svg:height="0.806cm" svg:x="4.548cm" svg:y="5.4cm">
          <draw:text-box>
            <text:p><text:span text:style-name="T2">uses</text:span></text:p>
          </draw:text-box>
        </draw:frame>
        <draw:frame draw:style-name="gr3" draw:text-style-name="P3" draw:layer="layout" svg:width="1.552cm" svg:height="0.806cm" svg:x="1.1cm" svg:y="5.4cm">
          <draw:text-box>
            <text:p><text:span text:style-name="T2">uses</text:span></text:p>
          </draw:text-box>
        </draw:frame>
        <draw:line draw:style-name="gr2" draw:text-style-name="P1" draw:layer="layout" svg:x1="5.8cm" svg:y1="7.3cm" svg:x2="6.9cm" svg:y2="7.3cm">
          <text:p/>
        </draw:line>
        <draw:frame draw:style-name="gr4" draw:text-style-name="P1" draw:layer="layout" svg:width="3.7cm" svg:height="1.361cm" svg:x="6.6cm" svg:y="6.593cm">
          <draw:text-box>
            <text:p text:style-name="P1"><text:span text:style-name="T1">Package dependency</text:span></text:p>
          </draw:text-box>
        </draw:frame>
        <draw:custom-shape draw:style-name="gr5" draw:text-style-name="P1" draw:layer="layout" svg:width="4.3cm" svg:height="1.4cm" svg:x="5.6cm" svg:y="6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in </meta:initial-creator>
    <meta:creation-date>2013-05-15T12:36:06</meta:creation-date>
    <dc:date>2013-10-30T14:02:01</dc:date>
    <dc:creator>Robin </dc:creator>
    <meta:editing-duration>PT19M19S</meta:editing-duration>
    <meta:editing-cycles>11</meta:editing-cycles>
    <meta:generator>LibreOffice/3.5$Linux_x86 LibreOffice_project/350m1$Build-2</meta:generator>
    <meta:document-statistic meta:object-count="21"/>
  </office:meta>
</office:document-meta>
</file>